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2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3" style:family="graphic" style:parent-style-name="standard">
      <style:graphic-properties draw:fill="solid" draw:fill-color="#ff99cc" draw:textarea-horizontal-align="justify" draw:textarea-vertical-align="middle" draw:auto-grow-height="false" fo:min-height="2.75cm" fo:min-width="16.5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1.75cm" fo:min-width="3.5cm"/>
    </style:style>
    <style:style style:name="gr5" style:family="graphic" style:parent-style-name="standard">
      <style:graphic-properties draw:fill="solid" draw:fill-color="#66ff00" draw:textarea-horizontal-align="justify" draw:textarea-vertical-align="middle" draw:auto-grow-height="false" fo:min-height="2.75cm" fo:min-width="16.5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7" style:family="graphic" style:parent-style-name="standard">
      <style:graphic-properties draw:fill="solid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draw:fill="solid" draw:fill-color="#66ff00" draw:textarea-horizontal-align="justify" draw:textarea-vertical-align="middle" draw:auto-grow-height="false" fo:min-height="2.75cm" fo:min-width="17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微软雅黑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style:font-name="微软雅黑"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font-name="微软雅黑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style:font-name="微软雅黑" fo:font-size="22pt" fo:font-weight="normal" style:font-size-asian="22pt" style:font-weight-asian="normal" style:font-size-complex="22pt" style:font-weight-complex="normal"/>
    </style:style>
    <style:style style:name="T2" style:family="text">
      <style:text-properties style:font-name="微软雅黑" fo:font-size="22pt" style:font-size-asian="22pt" style:font-size-complex="22pt"/>
    </style:style>
    <style:style style:name="T3" style:family="text">
      <style:text-properties style:font-name="微软雅黑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5cm" svg:height="2cm" svg:x="4.8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5cm" svg:height="2cm" svg:x="4.8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2cm" svg:x="4.8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5cm" svg:height="2cm" svg:x="4.7cm" svg:y="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7cm" svg:height="3cm" svg:x="2.5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4cm" svg:height="2cm" svg:x="8.9cm" svg:y="1.6cm">
          <text:p text:style-name="P1"><text:span text:style-name="T1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4cm" svg:height="2cm" svg:x="14.9cm" svg:y="1.6cm"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7cm" svg:height="3cm" svg:x="2.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cm" svg:height="2cm" svg:x="9cm" svg:y="6.5cm">
          <text:p text:style-name="P1"><text:span text:style-name="T1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cm" svg:height="2cm" svg:x="15.1cm" svg:y="6.5cm">
          <text:p text:style-name="P1"><text:span text:style-name="T2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cm" svg:height="3cm" svg:x="2.5cm" svg:y="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2cm" svg:x="9cm" svg:y="11.5cm">
          <text:p text:style-name="P1"><text:span text:style-name="T2">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2cm" svg:x="15cm" svg:y="11.5cm">
          <text:p text:style-name="P1"><text:span text:style-name="T2">Devi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7cm" svg:height="3cm" svg:x="2.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layer="layout" svg:width="4cm" svg:height="2cm" svg:x="9cm" svg:y="16.5cm">
          <text:p text:style-name="P1"><text:span text:style-name="T2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cm" svg:height="2cm" svg:x="15cm" svg:y="16.5cm">
          <text:p text:style-name="P1"><text:span text:style-name="T2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cm" svg:height="3cm" svg:x="2.5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2cm" svg:x="9cm" svg:y="21.5cm">
          <text:p text:style-name="P1"><text:span text:style-name="T2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4cm" svg:height="2cm" svg:x="15cm" svg:y="21.5cm">
          <text:p text:style-name="P1"><text:span text:style-name="T2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18cm" svg:height="3cm" svg:x="1.5cm" svg:y="2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cm" svg:height="2cm" svg:x="9cm" svg:y="26cm">
          <text:p text:style-name="P1"><text:span text:style-name="T2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4cm" svg:height="2cm" svg:x="15cm" svg:y="26cm">
          <text:p text:style-name="P1"><text:span text:style-name="T2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5" draw:layer="layout" svg:width="2.102cm" svg:height="1.28cm" svg:x="3.9cm" svg:y="2.05cm">
          <draw:text-box>
            <text:p text:style-name="P4"><text:span text:style-name="T3">APP</text:span></text:p>
          </draw:text-box>
        </draw:frame>
        <draw:frame draw:style-name="gr9" draw:text-style-name="P5" draw:layer="layout" svg:width="4.134cm" svg:height="1.28cm" svg:x="3.4cm" svg:y="7.05cm">
          <draw:text-box>
            <text:p text:style-name="P5"><text:span text:style-name="T3">Windows</text:span></text:p>
          </draw:text-box>
        </draw:frame>
        <draw:frame draw:style-name="gr10" draw:text-style-name="P5" draw:layer="layout" svg:width="2.4cm" svg:height="1.28cm" svg:x="3.8cm" svg:y="12cm">
          <draw:text-box>
            <text:p text:style-name="P4"><text:span text:style-name="T3">View</text:span></text:p>
          </draw:text-box>
        </draw:frame>
        <draw:frame draw:style-name="gr9" draw:text-style-name="P5" draw:layer="layout" svg:width="4.9cm" svg:height="1.28cm" svg:x="2.7cm" svg:y="17.1cm">
          <draw:text-box>
            <text:p text:style-name="P4"><text:span text:style-name="T3">ViewModel</text:span></text:p>
          </draw:text-box>
        </draw:frame>
        <draw:frame draw:style-name="gr9" draw:text-style-name="P5" draw:layer="layout" svg:width="3.004cm" svg:height="1.28cm" svg:x="3.496cm" svg:y="21.92cm">
          <draw:text-box>
            <text:p><text:span text:style-name="T3">Model</text:span></text:p>
          </draw:text-box>
        </draw:frame>
        <draw:frame draw:style-name="gr9" draw:text-style-name="P7" draw:layer="layout" svg:width="5.87cm" svg:height="1.28cm" svg:x="2.23cm" svg:y="26.42cm">
          <draw:text-box>
            <text:p text:style-name="P6"><text:span text:style-name="T3">infra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5T20:33:31.051000000</meta:creation-date>
    <dc:date>2015-02-15T23:07:43.168000000</dc:date>
    <meta:editing-duration>PT28M51S</meta:editing-duration>
    <meta:editing-cycles>3</meta:editing-cycles>
    <meta:generator>LibreOffice/4.3.4.1$Windows_x86 LibreOffice_project/bc356b2f991740509f321d70e4512a6a54c5f243</meta:generator>
    <meta:document-statistic meta:object-count="28"/>
  </office:meta>
</office:document-meta>
</file>